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bf3336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color="#000000" loext:opacity="100%" style:text-line-through-style="none" style:text-line-through-type="none" style:text-underline-style="none"/>
    </style:style>
    <style:style style:name="T213" style:family="text">
      <style:text-properties fo:color="#000000" loext:opacity="100%" style:text-line-through-style="none" style:text-line-through-type="none" style:text-underline-style="none" officeooo:rsid="0aabd8f8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9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fo:font-weight="bold" officeooo:rsid="0e59b6fb" style:font-weight-asian="bold" style:font-weight-complex="bold"/>
    </style:style>
    <style:style style:name="T343" style:family="text">
      <style:text-properties officeooo:rsid="0e5635a7"/>
    </style:style>
    <style:style style:name="T344" style:family="text">
      <style:text-properties officeooo:rsid="0e56c5f4"/>
    </style:style>
    <style:style style:name="T345" style:family="text">
      <style:text-properties officeooo:rsid="0e5e443a"/>
    </style:style>
    <style:style style:name="T346" style:family="text">
      <style:text-properties officeooo:rsid="0e633903"/>
    </style:style>
    <style:style style:name="T347" style:family="text">
      <style:text-properties officeooo:rsid="0e80285f"/>
    </style:style>
    <style:style style:name="T348" style:family="text">
      <style:text-properties officeooo:rsid="0e838e2a"/>
    </style:style>
    <style:style style:name="T349" style:family="text">
      <style:text-properties officeooo:rsid="0e83c34e"/>
    </style:style>
    <style:style style:name="T350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fo:color="#808080" loext:opacity="100%" style:font-name="Liberation Sans" fo:font-size="12pt" style:font-size-asian="12pt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6" style:family="text">
      <style:text-properties officeooo:rsid="0eae03c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Strong_20_Emphasis"><text:span text:style-name="T238">C</text:span></text:span><text:span text:style-name="Strong_20_Emphasis"><text:span text:style-name="T237">hecklist voor </text:span></text:span><text:span text:style-name="Strong_20_Emphasis"><text:span text:style-name="T239">de installatie</text:span></text:span><text:span text:style-name="Strong_20_Emphasis"><text:span text:style-name="T237"> van </text:span></text:span><text:reference-mark-start text:name="Distributie"/><text:span text:style-name="Strong_20_Emphasis"><text:span text:style-name="T240">Ubuntu</text:span></text:span><text:reference-mark-end text:name="Distributie"/><text:span text:style-name="Strong_20_Emphasis"><text:span text:style-name="T240"> </text:span></text:span><text:reference-mark-start text:name="Versie"/><text:span text:style-name="Strong_20_Emphasis"><text:span text:style-name="T241">2</text:span></text:span><text:span text:style-name="Strong_20_Emphasis"><text:span text:style-name="T247">2</text:span></text:span><text:span text:style-name="Strong_20_Emphasis"><text:span text:style-name="T242">.04</text:span></text:span><text:reference-mark-end text:name="Versie"/><text:span text:style-name="Strong_20_Emphasis"><text:span text:style-name="T248"> </text:span></text:span><text:span text:style-name="Strong_20_Emphasis"><text:span text:style-name="T249">LTS</text:span></text:span><text:span text:style-name="Strong_20_Emphasis"><text:span text:style-name="T243"><text:note text:id="ftn1" text:note-class="footnote"><text:note-citation>1</text:note-citation><text:note-body><text:p text:style-name="P78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70">Deze</text:span><text:span text:style-name="T271"> LTS-versie wordt </text:span><text:span text:style-name="T277">vanaf vrijgave (</text:span><text:span text:style-name="T276">april</text:span><text:span text:style-name="T274"> 202</text:span><text:span text:style-name="T276">2</text:span><text:span text:style-name="T277">) </text:span><text:span text:style-name="T272">vijf</text:span><text:span text:style-name="T271"> jaar ondersteund</text:span><text:span text:style-name="T273"> </text:span><text:span text:style-name="T271">(tot </text:span><text:span text:style-name="T276">april</text:span><text:span text:style-name="T270"> </text:span><text:span text:style-name="T271">202</text:span><text:span text:style-name="T276">7</text:span><text:span text:style-name="T273">)</text:span><text:span text:style-name="T275">.</text:span></text:p></text:note-body></text:note></text:span></text:span><text:span text:style-name="Strong_20_Emphasis"><text:span text:style-name="T250"> </text:span></text:span><text:reference-mark-start text:name="Editie"/><text:span text:style-name="Strong_20_Emphasis"><text:span text:style-name="T252">D</text:span></text:span><text:span text:style-name="Strong_20_Emphasis"><text:span text:style-name="T245">esktop</text:span></text:span><text:reference-mark-end text:name="Editie"/><text:span text:style-name="Strong_20_Emphasis"><text:span text:style-name="T244"> </text:span></text:span><text:span text:style-name="Strong_20_Emphasis"><text:span text:style-name="T251">(</text:span></text:span><text:span text:style-name="Strong_20_Emphasis"><text:span text:style-name="T250">Jammy Jellyfish</text:span></text:span><text:span text:style-name="Strong_20_Emphasis"><text:span text:style-name="T251">)</text:span></text:span><text:span text:style-name="Strong_20_Emphasis"><text:span text:style-name="T246">.</text:span></text:span></text:p>
      <text:p text:style-name="P9"/>
      <text:p text:style-name="P71"><text:span text:style-name="T73">Kijk op</text:span><text:span text:style-name="T237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7"> </text:span><text:span text:style-name="T303">voor</text:span><text:span text:style-name="T304"> </text:span><text:span text:style-name="T305">deze en andere </text:span><text:span text:style-name="T306">Linux documenten</text:span><text:span text:style-name="T105">, scripts, </text:span><text:span text:style-name="T106">en informatie</text:span><text:span text:style-name="T105">.</text:span></text:p>
      <text:p text:style-name="P10"/>
      <text:p text:style-name="P39"><text:span text:style-name="T67">D</text:span><text:span text:style-name="T66">it is een invulbare PD</text:span><text:span text:style-name="T68">F</text:span><text:span text:style-name="T66"> met tekst- en keuzevakken; </text:span><text:span text:style-name="T69">a</text:span><text:span text:style-name="T66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88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88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5">j</text:span><text:span text:style-name="T256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88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88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88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51">g</text:span></text:span><text:span text:style-name="Definition"><text:span text:style-name="T350">ebruiker</text:span></text:span><text:span text:style-name="Definition"><text:span text:style-name="T352">2</text:span></text:span><text:span text:style-name="Definition"><text:span text:style-name="T353"><text:tab/></text:span></text:span><text:span text:style-name="Definition"><text:span text:style-name="T363"> <text:tab/><text:tab/></text:span></text:span><text:span text:style-name="T354"><draw:control text:anchor-type="as-char" svg:y="-0.429cm" draw:z-index="16" draw:name="Gebruiker 1" draw:style-name="gr2" draw:text-style-name="P88" svg:width="6.061cm" svg:height="0.6cm" draw:control="control17"><svg:title>Gebruiker</svg:title><svg:desc>Volledige naam, bijv. Jan Stek</svg:desc></draw:control></text:span><text:span text:style-name="T354"><text:tab/></text:span><text:span text:style-name="T355">(</text:span><text:span text:style-name="T356">volledige naam </text:span><text:span text:style-name="T357">evt. 2</text:span><text:span text:style-name="T364">e</text:span><text:span text:style-name="T357"> gebruiker</text:span><text:span text:style-name="T358">)</text:span></text:p>
      <text:p text:style-name="P72"><text:span text:style-name="Definition"><text:span text:style-name="T351">g</text:span></text:span><text:span text:style-name="Definition"><text:span text:style-name="T350">ebruikersnaam</text:span></text:span><text:span text:style-name="Definition"><text:span text:style-name="T352">2</text:span></text:span><text:span text:style-name="Definition"><text:span text:style-name="T359"><text:tab/></text:span></text:span><text:span text:style-name="Definition"><text:span text:style-name="T359"><draw:control text:anchor-type="as-char" svg:y="-0.429cm" draw:z-index="17" draw:name="Gberuikersnaam 1" draw:style-name="gr2" draw:text-style-name="P88" svg:width="6.061cm" svg:height="0.6cm" draw:control="control18"><svg:title>Gebruikersnaam</svg:title><svg:desc>Korte naam, bijv. jan</svg:desc></draw:control></text:span></text:span><text:span text:style-name="Definition"><text:span text:style-name="T359"><text:tab/></text:span></text:span><text:span text:style-name="T360">(korte naam</text:span><text:span text:style-name="T361"> </text:span><text:span text:style-name="T362">evt. 2</text:span><text:span text:style-name="T365">e</text:span><text:span text:style-name="T362"> gebruiker</text:span><text:span text:style-name="T360">)</text:span></text:p>
      <text:p text:style-name="P3"><text:span text:style-name="T257">Vervang </text:span><text:span text:style-name="Definition"><text:span text:style-name="T11">schuingedrukte</text:span></text:span><text:span text:style-name="T257"> </text:span><text:span text:style-name="T258">woorden </text:span><text:span text:style-name="T257">in deze checklist door </text:span><text:span text:style-name="T258">boven</text:span><text:span text:style-name="T257">staande waarden.</text:span></text:p>
      <text:p text:style-name="P5"/>
      <text:p text:style-name="P5"/>
      <text:p text:style-name="P4"><text:span text:style-name="T266">Nog niet op Linux?</text:span><text:span text:style-name="T259"><text:tab/></text:span><text:span text:style-name="T263"><text:tab/></text:span><text:span text:style-name="T264">G</text:span><text:span text:style-name="T260">ebruik </text:span><text:span text:style-name="Strong_20_Emphasis"><text:span text:style-name="T267">Checklist migratie</text:span></text:span><text:span text:style-name="T26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1"> onder </text:span><text:span text:style-name="T265">Linux</text:span><text:span text:style-name="T262">.</text:span></text:p>
      <text:p text:style-name="P40"><text:span text:style-name="T226">Nieuwe installatie?</text:span><text:span text:style-name="T221"><text:tab/></text:span><text:span text:style-name="T223"></text:span><text:span text:style-name="T225"><text:tab/></text:span><text:span text:style-name="T224">B</text:span><text:span text:style-name="T221">egin bij hoofdstuk </text:span><text:span text:style-name="T226"><text:bookmark-ref text:reference-format="page" text:ref-name="__RefNumPara__4009_1271708128">2</text:bookmark-ref></text:span><text:span text:style-name="T221"><text:s text:c="2"/></text:span><text:span text:style-name="T227"><text:bookmark-ref text:reference-format="text" text:ref-name="__RefNumPara__4009_1271708128">Installatie uitvoeren</text:bookmark-ref></text:span><text:span text:style-name="T222">.</text:span></text:p>
      <text:p text:style-name="P23"/>
      <text:p text:style-name="P23"/>
      <text:list xml:id="list2166350597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80553358240">
          <table:table-cell table:style-name="_31_._5f_Installatie_5f_voorbereiden.A1" office:value-type="string">
            <text:p text:style-name="P53"><text:span text:style-name="Strong_20_Emphasis"><text:span text:style-name="T110"><text:s/></text:span></text:span><text:span text:style-name="Strong_20_Emphasis"><text:span text:style-name="T153"><draw:control text:anchor-type="as-char" draw:z-index="14" draw:name="Vorm3_0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1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11"><text:note text:id="ftn2" text:note-class="footnote"><text:note-citation>2</text:note-citation><text:note-body><text:p text:style-name="P68"><text:span text:style-name="User_20_Entry"><text:span text:style-name="T202">E</text:span></text:span><text:span text:style-name="User_20_Entry"><text:span text:style-name="T204">v</text:span></text:span><text:span text:style-name="User_20_Entry"><text:span text:style-name="T205">en</text:span></text:span><text:span text:style-name="User_20_Entry"><text:span text:style-name="T207">t</text:span></text:span><text:span text:style-name="User_20_Entry"><text:span text:style-name="T208">uele </text:span></text:span><text:span text:style-name="User_20_Entry"><text:span text:style-name="T209">extra </text:span></text:span><text:span text:style-name="User_20_Entry"><text:span text:style-name="T211">gebruiker</text:span></text:span><text:span text:style-name="User_20_Entry"><text:span text:style-name="T209">s aanmelden </text:span></text:span><text:span text:style-name="User_20_Entry"><text:span text:style-name="T210">en dezelfde stappen uitvoeren</text:span></text:span><text:span text:style-name="User_20_Entry"><text:span text:style-name="T206">.</text:span></text:span></text:p></text:note-body></text:note></text:span></text:span><text:span text:style-name="Strong_20_Emphasis"><text:span text:style-name="T111">.</text:span></text:span></text:p>
          </table:table-cell>
        </table:table-row>
        <table:table-row table:style-name="TableLine93980554566656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3980554566944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0" draw:name="Vorm4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3" text:note-class="footnote"><text:note-citation>3</text:note-citation><text:note-body><text:p text:style-name="P81"><text:span text:style-name="T348">Debian-</text:span><text:span text:style-name="T349">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Debian of Debian-gebaseerd systeem zoals Ubuntu.</text:p></text:note-body></text:note></text:span></text:span><text:span text:style-name="Strong_20_Emphasis"><text:span text:style-name="T151">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7">druk op de </text:span></text:span><text:span text:style-name="Strong_20_Emphasis"><text:span text:style-name="T124">Super</text:span></text:span><text:span text:style-name="Strong_20_Emphasis"><text:span text:style-name="T127">-toets</text:span></text:span><text:span text:style-name="Strong_20_Emphasis"><text:span text:style-name="T71"><text:note text:id="ftn4" text:note-class="footnote"><text:note-citation>4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3980554567232">
          <table:table-cell table:style-name="_31_._5f_Installatie_5f_voorbereiden.A1" office:value-type="string">
            <text:p text:style-name="P5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7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398055456752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3980554567808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80554568096">
          <table:table-cell table:style-name="_31_._5f_Installatie_5f_voorbereiden.A1" office:value-type="string">
            <text:p text:style-name="P50"><text:span text:style-name="Strong_20_Emphasis"><text:span text:style-name="T112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8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1">Bereid de installatie voor </text:span></text:span><text:span text:style-name="Strong_20_Emphasis"><text:span text:style-name="T113">via </text:span></text:span><text:span text:style-name="Strong_20_Emphasis"><text:span text:style-name="T121">een </text:span></text:span><text:span text:style-name="Strong_20_Emphasis"><text:span text:style-name="T122">druk </text:span></text:span><text:span text:style-name="Strong_20_Emphasis"><text:span text:style-name="T123">op de </text:span></text:span><text:span text:style-name="Strong_20_Emphasis"><text:span text:style-name="T124">Super</text:span></text:span><text:span text:style-name="Strong_20_Emphasis"><text:span text:style-name="T123">-toets</text:span></text:span><text:span text:style-name="Strong_20_Emphasis"><text:span text:style-name="T72"><text:note-ref text:note-class="footnote" text:reference-format="text" text:ref-name="ftn4">4</text:note-ref></text:span></text:span><text:span text:style-name="Strong_20_Emphasis"><text:span text:style-name="T121">, </text:span></text:span><text:span text:style-name="Strong_20_Emphasis"><text:span text:style-name="T125">t</text:span></text:span><text:span text:style-name="Strong_20_Emphasis"><text:span text:style-name="T126">yp </text:span></text:span><text:span text:style-name="Strong_20_Emphasis"><text:span text:style-name="T172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28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</text:span></text:span><text:span text:style-name="Strong_20_Emphasis"><text:span text:style-name="T155">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3">.</text:span></text:span></text:p>
          </table:table-cell>
        </table:table-row>
        <table:table-row table:style-name="TableLine93980554568384">
          <table:table-cell table:style-name="_31_._5f_Installatie_5f_voorbereiden.A1" office:value-type="string">
            <text:p text:style-name="P60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30">K</text:span></text:span><text:span text:style-name="Strong_20_Emphasis"><text:span text:style-name="T131">ie</text:span></text:span><text:span text:style-name="Strong_20_Emphasis"><text:span text:style-name="T132">s</text:span></text:span><text:span text:style-name="Strong_20_Emphasis"><text:span text:style-name="T120"> </text:span></text:span><text:span text:style-name="Strong_20_Emphasis"><text:span text:style-name="T192">1</text:span></text:span><text:span text:style-name="Strong_20_Emphasis"><text:span text:style-name="T193"> </text:span></text:span><text:span text:style-name="Strong_20_Emphasis"><text:span text:style-name="T194">In</text:span></text:span><text:span text:style-name="Strong_20_Emphasis"><text:span text:style-name="T181">stallatie voorbereiden</text:span></text:span><text:span text:style-name="Strong_20_Emphasis"><text:span text:style-name="T133"> </text:span></text:span><text:span text:style-name="Strong_20_Emphasis"><text:span text:style-name="T119">en volg </text:span></text:span><text:span text:style-name="Strong_20_Emphasis"><text:span text:style-name="T120">de aanwijzingen op het scherm.</text:span></text:span></text:p>
          </table:table-cell>
        </table:table-row>
      </table:table>
      <text:p text:style-name="P13"/>
      <text:list xml:id="list82354307676130" text:continue-numbering="true" text:style-name="L1">
        <text:list-item>
          <text:p text:style-name="P8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80554537264">
          <table:table-cell table:style-name="_32_._5f_Installatie_5f_uitvoer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12"><text:s/></text:span><text:span text:style-name="T212"><text:reference-ref text:reference-format="text" text:ref-name="Editie">Desktop</text:reference-ref></text:span><text:span text:style-name="T212"><text:s/>Live</text:span><text:span text:style-name="T212"><text:note text:id="ftn5" text:note-class="footnote"><text:note-citation>1</text:note-citation><text:note-body><text:p text:style-name="P66"><text:span text:style-name="T330">Vanaf ee</text:span>n Live <text:span text:style-name="T334">USB-stick </text:span><text:span text:style-name="T343">(</text:span><text:span text:style-name="T334">of </text:span><text:span text:style-name="T344">cd/dvd</text:span><text:span text:style-name="T343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12"> </text:span><text:span text:style-name="T213">USB-stick</text:span><text:span text:style-name="T213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4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1">klik op</text:span></text:span><text:span text:style-name="Strong_20_Emphasis"><text:span text:style-name="T43"> </text:span></text:span><text:span text:style-name="Strong_20_Emphasis"><text:span text:style-name="T58">Ubuntu 2</text:span></text:span><text:span text:style-name="Strong_20_Emphasis"><text:span text:style-name="T59">2</text:span></text:span><text:span text:style-name="Strong_20_Emphasis"><text:span text:style-name="T58">.04.</text:span></text:span><text:span text:style-name="Strong_20_Emphasis"><text:span text:style-name="T63">..</text:span></text:span><text:span text:style-name="Strong_20_Emphasis"><text:span text:style-name="T58"> LTS (Jammy Jellyfish)</text:span></text:span><text:span text:style-name="Strong_20_Emphasis"><text:span text:style-name="T43">, </text:span></text:span><text:span text:style-name="Strong_20_Emphasis"><text:span text:style-name="T50">en </text:span></text:span><text:span text:style-name="Strong_20_Emphasis"><text:span text:style-name="T51">klik </text:span></text:span><text:span text:style-name="Strong_20_Emphasis"><text:span text:style-name="T50">vervolgens </text:span></text:span><text:span text:style-name="Strong_20_Emphasis"><text:span text:style-name="T52">achter</text:span></text:span><text:span text:style-name="Strong_20_Emphasis"><text:span text:style-name="T50"> </text:span></text:span><text:span text:style-name="Strong_20_Emphasis"><text:span text:style-name="T62">Desktop image</text:span></text:span><text:span text:style-name="Strong_20_Emphasis"><text:span text:style-name="T50"> </text:span></text:span><text:span text:style-name="Strong_20_Emphasis"><text:span text:style-name="T52">op </text:span></text:span><text:span text:style-name="Strong_20_Emphasis"><text:span text:style-name="T203">64-bit PC (AMD64) desktop image</text:span></text:span><text:span text:style-name="Strong_20_Emphasis"><text:span text:style-name="T219">.</text:span></text:span><text:span text:style-name="Strong_20_Emphasis"><text:span text:style-name="T50"><text:line-break/></text:span></text:span><text:span text:style-name="Strong_20_Emphasis"><text:span text:style-name="T51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5">va</text:span></text:span><text:span text:style-name="Strong_20_Emphasis"><text:span text:style-name="T41">n </text:span></text:span><text:span text:style-name="Strong_20_Emphasis"><text:span text:style-name="T29">min</text:span></text:span><text:span text:style-name="Strong_20_Emphasis"><text:span text:style-name="T42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3">Zoek</text:span></text:span><text:span text:style-name="Strong_20_Emphasis"><text:span text:style-name="T29"> </text:span></text:span><text:span text:style-name="Strong_20_Emphasis"><text:span text:style-name="T57">s</text:span></text:span><text:span text:style-name="Strong_20_Emphasis"><text:span text:style-name="T60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6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1">Schijfinstellingen</text:span></text:span><text:span text:style-name="Strong_20_Emphasis"><text:span text:style-name="T38"> </text:span></text:span><text:span text:style-name="Strong_20_Emphasis"><text:span text:style-name="T61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1">Schijfkopie terugzetten</text:span></text:span><text:span text:style-name="Strong_20_Emphasis"><text:span text:style-name="T38"> en selecteer </text:span></text:span><text:span text:style-name="Strong_20_Emphasis"><text:span text:style-name="T46">het net</text:span></text:span><text:span text:style-name="Strong_20_Emphasis"><text:span text:style-name="T44"> gedownloade </text:span></text:span><text:span text:style-name="T22">CD-beeldbestand </text:span><text:span text:style-name="T23">(.iso)</text:span><text:span text:style-name="Strong_20_Emphasis"><text:span text:style-name="T44">.</text:span></text:span></text:p><text:p text:style-name="P77"><text:span text:style-name="Strong_20_Emphasis"><text:span text:style-name="T38"><text:tab/>Klik op </text:span></text:span><text:span text:style-name="Strong_20_Emphasis"><text:span text:style-name="T61">Terugzetten starten</text:span></text:span><text:span text:style-name="Strong_20_Emphasis"><text:span text:style-name="T38"> en vervolgens op </text:span></text:span><text:span text:style-name="Strong_20_Emphasis"><text:span text:style-name="T61">Terugzetten</text:span></text:span><text:span text:style-name="Strong_20_Emphasis"><text:span text:style-name="T36">.<text:line-break/></text:span></text:span><text:span text:style-name="Strong_20_Emphasis"><text:span text:style-name="T48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7">Etche</text:span></text:span><text:span text:style-name="Strong_20_Emphasis"><text:span text:style-name="T218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9">dat </text:span></text:span><text:span text:style-name="Strong_20_Emphasis"><text:span text:style-name="T30">beschikbaar </text:span></text:span><text:span text:style-name="Strong_20_Emphasis"><text:span text:style-name="T49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5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40">GNU/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2">.</text:span></text:p>
            <text:p text:style-name="P43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341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">instellingen</text:span></text:span><text:span text:style-name="T199">.</text:span></text:p>
          </table:table-cell>
        </table:table-row>
        <table:table-row table:style-name="TableLine93980554542752">
          <table:table-cell table:style-name="_32_._5f_Installatie_5f_uitvoeren.A1" office:value-type="string">
            <text:p text:style-name="P50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6">Kies</text:span></text:span><text:span text:style-name="Strong_20_Emphasis"><text:span text:style-name="T74"> </text:span></text:span><text:span text:style-name="Strong_20_Emphasis"><text:span text:style-name="T157">als</text:span></text:span><text:span text:style-name="Strong_20_Emphasis"><text:span text:style-name="T75"> </text:span></text:span><text:span text:style-name="Strong_20_Emphasis"><text:span text:style-name="T76">mogelijk</text:span></text:span><text:span text:style-name="Strong_20_Emphasis"><text:span text:style-name="T74"> </text:span></text:span><text:span text:style-name="Strong_20_Emphasis"><text:span text:style-name="T77">met pijltjes-toetsen</text:span></text:span><text:span text:style-name="Strong_20_Emphasis"><text:span text:style-name="T78"> </text:span></text:span><text:span text:style-name="Strong_20_Emphasis"><text:span text:style-name="T179">Nederlands</text:span></text:span><text:span text:style-name="Strong_20_Emphasis"><text:span text:style-name="T79"> </text:span></text:span><text:span text:style-name="Strong_20_Emphasis"><text:span text:style-name="T77">en druk op </text:span></text:span><text:span text:style-name="Strong_20_Emphasis"><text:span text:style-name="T80">de </text:span></text:span><text:span text:style-name="Strong_20_Emphasis"><text:span text:style-name="T81">Enter</text:span></text:span><text:span text:style-name="Strong_20_Emphasis"><text:span text:style-name="T80">-toets.</text:span></text:span></text:p>
          </table:table-cell>
        </table:table-row>
        <table:table-row table:style-name="TableLine93980554545968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9">Kies </text:span><text:span text:style-name="T26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69">.</text:span></text:p>
          </table:table-cell>
        </table:table-row>
        <table:table-row table:style-name="TableLine93980554539888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80554777408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><text:span text:style-name="Strong_20_Emphasis"><text:span text:style-name="T107">V</text:span></text:span><text:span text:style-name="Strong_20_Emphasis"><text:span text:style-name="T101">olg de aanwijzingen </text:span></text:span><text:span text:style-name="Strong_20_Emphasis"><text:span text:style-name="T108">op de schermen</text:span></text:span><text:span text:style-name="Strong_20_Emphasis"><text:span text:style-name="T169">.</text:span></text:span></text:p>
          </table:table-cell>
        </table:table-row>
        <table:table-row table:style-name="TableLine93980554777696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3980554777984"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12"><draw:control text:anchor-type="as-char" draw:z-index="18" draw:name="Vorm12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2">Als </text:span></text:span><text:span text:style-name="Strong_20_Emphasis"><text:span text:style-name="T83">het </text:span></text:span><text:span text:style-name="Strong_20_Emphasis"><text:span text:style-name="T84">het scherm </text:span></text:span><text:span text:style-name="Strong_20_Emphasis"><text:span text:style-name="T186">Draadloos</text:span></text:span><text:span text:style-name="Strong_20_Emphasis"><text:span text:style-name="T84"> </text:span></text:span><text:span text:style-name="Strong_20_Emphasis"><text:span text:style-name="T83">verschijnt, </text:span></text:span><text:span text:style-name="Strong_20_Emphasis"><text:span text:style-name="T85">kies</text:span></text:span><text:span text:style-name="Strong_20_Emphasis"><text:span text:style-name="T84"> </text:span></text:span><text:span text:style-name="Strong_20_Emphasis"><text:span text:style-name="T109">het</text:span></text:span><text:span text:style-name="Strong_20_Emphasis"><text:span text:style-name="T85"> draadloos netwerk, maak </text:span></text:span><text:span text:style-name="Strong_20_Emphasis"><text:span text:style-name="T73">verbinding, </text:span></text:span><text:span text:style-name="Strong_20_Emphasis"><text:span text:style-name="T86">en klik</text:span></text:span><text:span text:style-name="Strong_20_Emphasis"><text:span text:style-name="T73"> </text:span></text:span><text:span text:style-name="Strong_20_Emphasis"><text:span text:style-name="T87">op </text:span></text:span><text:span text:style-name="Strong_20_Emphasis"><text:span text:style-name="T182">Verder</text:span></text:span><text:span text:style-name="Strong_20_Emphasis"><text:span text:style-name="T73">.</text:span></text:span></text:p>
          </table:table-cell>
        </table:table-row>
        <table:table-row table:style-name="TableLine9398055477827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980554778560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3" draw:name="Vorm16" draw:style-name="gr1" draw:text-style-name="P87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Installatietype</text:span></text:span><text:span text:style-name="Strong_20_Emphasis"><text:span text:style-name="T162"> </text:span></text:span><text:span text:style-name="Strong_20_Emphasis"><text:span text:style-name="T163">selecteer</text:span></text:span><text:span text:style-name="Strong_20_Emphasis"><text:span text:style-name="T164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 table:style-name="TableLine9398055477884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90">lik </text:span></text:span><text:span text:style-name="Strong_20_Emphasis"><text:span text:style-name="T91">op</text:span></text:span><text:span text:style-name="Strong_20_Emphasis"><text:span text:style-name="T90">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90">, </text:span></text:span><text:span text:style-name="Strong_20_Emphasis"><text:span text:style-name="T104">of klik op </text:span></text:span><text:span text:style-name="Strong_20_Emphasis"><text:span text:style-name="T180">Verder</text:span></text:span><text:span text:style-name="Strong_20_Emphasis"><text:span text:style-name="T104"> en </text:span></text:span><text:span text:style-name="Strong_20_Emphasis"><text:span text:style-name="T160">c</text:span></text:span><text:span text:style-name="Strong_20_Emphasis"><text:span text:style-name="T92">ontroleer de </text:span></text:span><text:span text:style-name="Strong_20_Emphasis"><text:span text:style-name="T93">voorgestelde </text:span></text:span><text:span text:style-name="Strong_20_Emphasis"><text:span text:style-name="T92">schijfindelin</text:span></text:span><text:span text:style-name="Strong_20_Emphasis"><text:span text:style-name="T94">g,</text:span></text:span><text:span text:style-name="Strong_20_Emphasis"><text:span text:style-name="T92"> </text:span></text:span><text:span text:style-name="Strong_20_Emphasis"><text:span text:style-name="T95">kies de gewenste schijf, </text:span></text:span><text:span text:style-name="Strong_20_Emphasis"><text:span text:style-name="T94">en </text:span></text:span><text:span text:style-name="Strong_20_Emphasis"><text:span text:style-name="T167">k</text:span></text:span><text:span text:style-name="Strong_20_Emphasis"><text:span text:style-name="T168">lik op </text:span></text:span><text:span text:style-name="Strong_20_Emphasis"><text:span text:style-name="T184">I</text:span></text:span><text:span text:style-name="Strong_20_Emphasis"><text:span text:style-name="T185">nstalle</text:span></text:span><text:span text:style-name="Strong_20_Emphasis"><text:span text:style-name="T184">e</text:span></text:span><text:span text:style-name="Strong_20_Emphasis"><text:span text:style-name="T185">r </text:span></text:span><text:span text:style-name="Strong_20_Emphasis"><text:span text:style-name="T184">nu</text:span></text:span><text:span text:style-name="Strong_20_Emphasis"><text:span text:style-name="T168">.</text:span></text:span></text:p>
          </table:table-cell>
        </table:table-row>
        <table:table-row table:style-name="TableLine93980554779136">
          <table:table-cell table:style-name="_32_._5f_Installatie_5f_uitvoeren.A1" office:value-type="string">
            <text:p text:style-name="P6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8">O</text:span></text:span><text:span text:style-name="Strong_20_Emphasis"><text:span text:style-name="T89">p het scherm </text:span></text:span><text:span text:style-name="Strong_20_Emphasis"><text:span text:style-name="T187">Wilt u deze aanpassingen wegschrijven naar de schijven? </text:span></text:span><text:span text:style-name="Strong_20_Emphasis"><text:span text:style-name="T96">controleer de </text:span></text:span><text:span text:style-name="Strong_20_Emphasis"><text:span text:style-name="T97">partities</text:span></text:span><text:span text:style-name="Strong_20_Emphasis"><text:span text:style-name="T96"> </text:span></text:span><text:span text:style-name="Strong_20_Emphasis"><text:span text:style-name="T98">die </text:span></text:span><text:span text:style-name="Strong_20_Emphasis"><text:span text:style-name="T99">geformatteerd</text:span></text:span><text:span text:style-name="Strong_20_Emphasis"><text:span text:style-name="T98"> worden </text:span></text:span><text:span text:style-name="Strong_20_Emphasis"><text:span text:style-name="T96">en </text:span></text:span><text:span text:style-name="Strong_20_Emphasis"><text:span text:style-name="T88">klik </text:span></text:span><text:span text:style-name="Strong_20_Emphasis"><text:span text:style-name="T90">op </text:span></text:span><text:span text:style-name="Strong_20_Emphasis"><text:span text:style-name="T183">Verder</text:span></text:span><text:span text:style-name="Strong_20_Emphasis"><text:span text:style-name="T90">.</text:span></text:span></text:p>
          </table:table-cell>
        </table:table-row>
        <table:table-row table:style-name="TableLine93980554779424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980554779712"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2"><draw:control text:anchor-type="as-char" draw:z-index="4" draw:name="Vorm19" draw:style-name="gr1" draw:text-style-name="P87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 table:style-name="TableLine93980554780000"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2"><text:span text:style-name="Strong_20_Emphasis"><text:span text:style-name="T165"/></text:span></text:p>
      <text:list xml:id="list82355939368227" text:continue-numbering="true" text:style-name="L1">
        <text:list-item>
          <text:p text:style-name="P8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46"><text:span text:style-name="Strong_20_Emphasis"><text:span text:style-name="T1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80554455216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5" draw:name="Vorm24" draw:style-name="gr1" draw:text-style-name="P8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00">.</text:span></text:span></text:p>
          </table:table-cell>
        </table:table-row>
        <table:table-row table:style-name="TableLine93980554861952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6"/></text:span></text:p>
          </table:table-cell>
        </table:table-row>
        <table:table-row table:style-name="TableLine93980554862240">
          <table:table-cell table:style-name="_33_._5f_Installatie_5f_afronden.A1" office:value-type="string">
            <text:p text:style-name="P50"><text:span text:style-name="Strong_20_Emphasis"><text:span text:style-name="T112"><text:s/></text:span></text:span><text:span text:style-name="Strong_20_Emphasis"><text:span text:style-name="T154"><draw:control text:anchor-type="as-char" draw:z-index="12" draw:name="Vorm4_1" draw:style-name="gr1" draw:text-style-name="P8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12">Installeer </text:span></text:span><text:span text:style-name="Strong_20_Emphasis"><text:span text:style-name="T151">pakket kz</text:span></text:span><text:span text:style-name="Strong_20_Emphasis"><text:span text:style-name="T151"><text:note text:id="ftn7" text:note-class="footnote"><text:note-citation>1</text:note-citation><text:note-body><text:p text:style-name="P75"><text:span text:style-name="T348">Debian-p</text:span>akket kz plaatst documenten en scripts van Karel Zimmer <text:span text:style-name="T347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7">) </text:span></text:span>voor het installeren en beheren van Ubuntu.</text:p></text:note-body></text:note></text:span></text:span><text:span text:style-name="Strong_20_Emphasis"><text:span text:style-name="T113"> </text:span></text:span><text:span text:style-name="Strong_20_Emphasis"><text:span text:style-name="T152">via </text:span></text:span><text:span text:style-name="Strong_20_Emphasis"><text:span text:style-name="T121">een </text:span></text:span><text:span text:style-name="Strong_20_Emphasis"><text:span text:style-name="T136">druk</text:span></text:span><text:span text:style-name="Strong_20_Emphasis"><text:span text:style-name="T12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127"><text:note text:id="ftn8" text:note-class="footnote"><text:note-citation>2</text:note-citation><text:note-body><text:p text:style-name="P41"><text:span text:style-name="T233">De </text:span><text:span text:style-name="T234">Super</text:span><text:span text:style-name="T233">-toets is de Windows</text:span><text:span text:style-name="T235">-</text:span><text:span text:style-name="T236">toets</text:span><text:span text:style-name="T233">, </text:span><text:span text:style-name="T235">C</text:span><text:span text:style-name="T233">ommand-</text:span><text:span text:style-name="T236">toets</text:span><text:span text:style-name="T233">, of </text:span><text:span text:style-name="T235">V</text:span><text:span text:style-name="T233">ergrootglas-toets.</text:span>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5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78">Terminalvenster</text:span></text:span><text:span text:style-name="Strong_20_Emphasis"><text:span text:style-name="T115">.</text:span></text:span></text:p>
          </table:table-cell>
        </table:table-row>
        <table:table-row table:style-name="TableLine93980554862528">
          <table:table-cell table:style-name="_33_._5f_Installatie_5f_afronden.A1" office:value-type="string">
            <text:p text:style-name="P52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38">z</text:span></text:span><text:span text:style-name="Strong_20_Emphasis"><text:span text:style-name="T115">e </text:span></text:span><text:span text:style-name="Strong_20_Emphasis"><text:span text:style-name="T118">twee </text:span></text:span><text:span text:style-name="Strong_20_Emphasis"><text:span text:style-name="T115">opdrachten, ieder gevolgd door de </text:span></text:span><text:span text:style-name="Strong_20_Emphasis"><text:span text:style-name="T114">Enter</text:span></text:span><text:span text:style-name="Strong_20_Emphasis"><text:span text:style-name="T113">-toets:<text:line-break/></text:span></text:span><text:span text:style-name="User_20_Entry"><text:span text:style-name="T64">wget karelzimmer.nl/</text:span></text:span><text:span text:style-name="User_20_Entry"><text:span text:style-name="T65">kz</text:span></text:span><text:span text:style-name="User_20_Entry"><text:span text:style-name="T64"><text:line-break/>bash </text:span></text:span><text:span text:style-name="User_20_Entry"><text:span text:style-name="T65">kz</text:span></text:span></text:p>
          </table:table-cell>
        </table:table-row>
        <table:table-row table:style-name="TableLine93980554862816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9">olg </text:span></text:span><text:span text:style-name="Strong_20_Emphasis"><text:span text:style-name="T120">de aanwijzingen op het scherm.</text:span></text:span></text:p>
          </table:table-cell>
        </table:table-row>
        <table:table-row table:style-name="TableLine93980554863104"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3980554863392">
          <table:table-cell table:style-name="_33_._5f_Installatie_5f_afronden.A1" office:value-type="string">
            <text:p text:style-name="P51"><text:span text:style-name="Strong_20_Emphasis"><text:span text:style-name="T112"><text:s/></text:span></text:span><text:span text:style-name="Strong_20_Emphasis"><text:span text:style-name="T154"><draw:control text:anchor-type="as-char" draw:z-index="6" draw:name="Vorm37" draw:style-name="gr1" draw:text-style-name="P8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9" text:note-class="footnote"><text:note-citation>3</text:note-citation><text:note-body><text:p text:style-name="Footnote">De installatie kan <text:span text:style-name="T345">ge</text:span>controle<text:span text:style-name="T345">e</text:span>r<text:span text:style-name="T345">d worden </text:span>op volledigheid met <text:span text:style-name="T346">bestand</text:span> <text:span text:style-name="T342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-ref text:note-class="footnote" text:reference-format="text" text:ref-name="ftn8">2</text:note-ref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3980554863680">
          <table:table-cell table:style-name="_33_._5f_Installatie_5f_afronden.A1" office:value-type="string">
            <text:p text:style-name="P51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3</text:span></text:span><text:span text:style-name="Strong_20_Emphasis"><text:span text:style-name="T170">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.</text:span></text:span></text:p>
          </table:table-cell>
        </table:table-row>
      </table:table>
      <text:p text:style-name="P46"><text:span text:style-name="Strong_20_Emphasis"><text:span text:style-name="T100"><text:tab/></text:span></text:span></text:p>
      <text:p text:style-name="P47"><text:span text:style-name="Strong_20_Emphasis"><text:span text:style-name="T133"/></text:span></text:p>
      <text:p text:style-name="P48"><text:span text:style-name="Strong_20_Emphasis"><text:span text:style-name="T120"/></text:span></text:p>
      <text:list xml:id="list82354663208047"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3980554863968">
          <table:table-cell table:style-name="Tabel2.A1" office:value-type="string">
            <text:p text:style-name="P56"><text:span text:style-name="Strong_20_Emphasis"><text:span text:style-name="T112"><text:s/></text:span></text:span><text:span text:style-name="Strong_20_Emphasis"><text:span text:style-name="T154"><draw:control text:anchor-type="as-char" draw:z-index="13" draw:name="Vorm40_0" draw:style-name="gr1" draw:text-style-name="P87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100">Aanmelden als </text:span></text:span><text:span text:style-name="Definition"><text:span text:style-name="T12">gebruiker</text:span></text:span><text:span text:style-name="Strong_20_Emphasis"><text:span text:style-name="T145"><text:note text:id="ftn10" text:note-class="footnote"><text:note-citation>1</text:note-citation><text:note-body><text:p text:style-name="P69"><text:span text:style-name="User_20_Entry"><text:span text:style-name="T214">E</text:span></text:span><text:span text:style-name="User_20_Entry"><text:span text:style-name="T215">ventuele extra </text:span></text:span><text:span text:style-name="User_20_Entry"><text:span text:style-name="T216">gebruiker</text:span></text:span><text:span text:style-name="User_20_Entry"><text:span text:style-name="T215">s aanmelden en dezelfde stappen uitvoeren.</text:span></text:span></text:p></text:note-body></text:note></text:span></text:span><text:span text:style-name="Strong_20_Emphasis"><text:span text:style-name="T100">.</text:span></text:span></text:p>
          </table:table-cell>
        </table:table-row>
        <table:table-row table:style-name="TableLine93980554825936"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 table:style-name="TableLine93980554897136">
          <table:table-cell table:style-name="Tabel2.A1" office:value-type="string">
            <text:p text:style-name="P62"><text:span text:style-name="Strong_20_Emphasis"><text:span text:style-name="T112"><text:s/></text:span></text:span><text:span text:style-name="Strong_20_Emphasis"><text:span text:style-name="T154"><draw:control text:anchor-type="as-char" draw:z-index="15" draw:name="Vorm40_2" draw:style-name="gr1" draw:text-style-name="P87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21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13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24">Super</text:span></text:span><text:span text:style-name="Strong_20_Emphasis"><text:span text:style-name="T137">-toets</text:span></text:span><text:span text:style-name="Strong_20_Emphasis"><text:span text:style-name="T71"><text:note text:id="ftn11" text:note-class="footnote"><text:note-citation>2</text:note-citation><text:note-body><text:p text:style-name="P67"><text:span text:style-name="T220">D</text:span>e <text:span text:style-name="T336">Super</text:span>-toets <text:span text:style-name="T220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1">, </text:span></text:span><text:span text:style-name="Strong_20_Emphasis"><text:span text:style-name="T134">t</text:span></text:span><text:span text:style-name="Strong_20_Emphasis"><text:span text:style-name="T126">yp </text:span></text:span><text:span text:style-name="Strong_20_Emphasis"><text:span text:style-name="T174">men</text:span></text:span><text:span text:style-name="Strong_20_Emphasis"><text:span text:style-name="T173">u</text:span></text:span><text:span text:style-name="Strong_20_Emphasis"><text:span text:style-name="T127"> </text:span></text:span><text:span text:style-name="Strong_20_Emphasis"><text:span text:style-name="T135">e</text:span></text:span><text:span text:style-name="Strong_20_Emphasis"><text:span text:style-name="T113">n </text:span></text:span><text:span text:style-name="Strong_20_Emphasis"><text:span text:style-name="T129">k</text:span></text:span><text:span text:style-name="Strong_20_Emphasis"><text:span text:style-name="T113">lik op het pictogram van </text:span></text:span><text:span text:style-name="Strong_20_Emphasis"><text:span text:style-name="T190">Installatiem</text:span></text:span><text:span text:style-name="Strong_20_Emphasis"><text:span text:style-name="T191">enu</text:span></text:span><text:span text:style-name="Strong_20_Emphasis"><text:span text:style-name="T127">.</text:span></text:span></text:p>
          </table:table-cell>
        </table:table-row>
        <table:table-row table:style-name="TableLine93980554934288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9"><text:span text:style-name="Strong_20_Emphasis"><text:span text:style-name="T143">K</text:span></text:span><text:span text:style-name="Strong_20_Emphasis"><text:span text:style-name="T131">ie</text:span></text:span><text:span text:style-name="Strong_20_Emphasis"><text:span text:style-name="T132">s </text:span></text:span><text:span text:style-name="Strong_20_Emphasis"><text:span text:style-name="T195">4 </text:span></text:span><text:span text:style-name="Strong_20_Emphasis"><text:span text:style-name="T175">Gebruiker inrichten</text:span></text:span><text:span text:style-name="Strong_20_Emphasis"><text:span text:style-name="T143"> </text:span></text:span><text:span text:style-name="Strong_20_Emphasis"><text:span text:style-name="T133">en </text:span></text:span><text:span text:style-name="Strong_20_Emphasis"><text:span text:style-name="T144">v</text:span></text:span><text:span text:style-name="Strong_20_Emphasis"><text:span text:style-name="T120">olg de aanwijzingen op het scherm</text:span></text:span><text:span text:style-name="Strong_20_Emphasis"><text:span text:style-name="T171">.</text:span></text:span></text:p>
          </table:table-cell>
        </table:table-row>
      </table:table>
      <text:p text:style-name="P18"><text:span text:style-name="Strong_20_Emphasis"><text:span text:style-name="T150"/></text:span></text:p>
      <text:p text:style-name="P36"/>
      <text:p text:style-name="P36"/>
      <text:p text:style-name="P38"><text:span text:style-name="T228">E</text:span><text:span text:style-name="T229">inde c</text:span><text:span text:style-name="T230">hecklist, </text:span><text:span text:style-name="T231">d</text:span><text:span text:style-name="T230">e installatie van </text:span><text:span text:style-name="T230"><text:reference-ref text:reference-format="text" text:ref-name="Distributie">Ubuntu</text:reference-ref></text:span><text:span text:style-name="T230"><text:s/></text:span><text:span text:style-name="T232"><text:reference-ref text:reference-format="text" text:ref-name="Versie">22.04</text:reference-ref></text:span><text:span text:style-name="Strong_20_Emphasis"><text:span text:style-name="T253"><text:s/></text:span></text:span><text:span text:style-name="Strong_20_Emphasis"><text:span text:style-name="T254">LTS</text:span></text:span><text:span text:style-name="T70"> </text:span><text:span text:style-name="T230"><text:reference-ref text:reference-format="text" text:ref-name="Editie">Desktop</text:reference-ref></text:span><text:span text:style-name="T230"><text:s/>is voltooid.</text:span></text:p>
      <text:p text:style-name="P16"/>
      <text:p text:style-name="P6"><text:span text:style-name="T161">Geschreven</text:span><text:span text:style-name="T102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102">&gt;</text:span><text:span text:style-name="T10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12T08:23:54.009798383">12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2T08:22:58.887539734</dc:date>
    <meta:keyword>Installatie</meta:keyword>
    <meta:keyword>Checklist</meta:keyword>
    <meta:keyword>Linux</meta:keyword>
    <meta:editing-cycles>6516</meta:editing-cycles>
    <meta:editing-duration>P11DT12H48M24S</meta:editing-duration>
    <meta:print-date>2021-03-23T20:07:57.967210640</meta:print-date>
    <dc:creator>Karel Zimmer</dc:creator>
    <meta:document-statistic meta:table-count="4" meta:image-count="0" meta:object-count="0" meta:page-count="4" meta:paragraph-count="74" meta:word-count="719" meta:character-count="4994" meta:non-whitespace-character-count="4300"/>
    <meta:user-defined meta:name="Info 1"/>
    <meta:user-defined meta:name="Info 2"/>
    <meta:user-defined meta:name="Info 3"/>
    <meta:user-defined meta:name="Info 4"/>
  </office:meta>
</office:document-meta>
</file>